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1.7486in" fo:margin-left="2.4271in" table:align="left"/>
    </style:style>
    <style:style style:name="Таблиця1.A" style:family="table-column">
      <style:table-column-properties style:column-width="0.4389in"/>
    </style:style>
    <style:style style:name="Таблиця1.B" style:family="table-column">
      <style:table-column-properties style:column-width="0.4319in"/>
    </style:style>
    <style:style style:name="Таблиця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.C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я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C2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.A3" style:family="table-cell">
      <style:table-cell-properties style:vertical-align="middle" fo:background-color="#fff2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C3" style:family="table-cell">
      <style:table-cell-properties style:vertical-align="middle"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D3" style:family="table-cell">
      <style:table-cell-properties style:vertical-align="middle" fo:background-color="#fff2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" style:family="table">
      <style:table-properties style:width="1.7486in" fo:margin-left="2.4271in" table:align="left"/>
    </style:style>
    <style:style style:name="Таблиця2.A" style:family="table-column">
      <style:table-column-properties style:column-width="0.4389in"/>
    </style:style>
    <style:style style:name="Таблиця2.B" style:family="table-column">
      <style:table-column-properties style:column-width="0.4319in"/>
    </style:style>
    <style:style style:name="Таблиця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.C1" style:family="table-cell">
      <style:table-cell-properties style:vertical-align="middle" fo:background-color="#81d41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я2.A2" style:family="table-cell">
      <style:table-cell-properties style:vertical-align="middle" fo:background-color="#fff2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C2" style:family="table-cell">
      <style:table-cell-properties style:vertical-align="middle" fo:background-color="#bbe33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D2" style:family="table-cell">
      <style:table-cell-properties style:vertical-align="middle" fo:background-color="#fff2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C3" style:family="table-cell">
      <style:table-cell-properties style:vertical-align="middle"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D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3" style:family="table">
      <style:table-properties style:width="1.7486in" fo:margin-left="2.4271in" table:align="left"/>
    </style:style>
    <style:style style:name="Таблиця3.A" style:family="table-column">
      <style:table-column-properties style:column-width="0.4389in"/>
    </style:style>
    <style:style style:name="Таблиця3.B" style:family="table-column">
      <style:table-column-properties style:column-width="0.4319in"/>
    </style:style>
    <style:style style:name="Таблиця3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3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я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3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3.A3" style:family="table-cell">
      <style:table-cell-properties style:vertical-align="middle" fo:background-color="#ec9ba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3.D3" style:family="table-cell">
      <style:table-cell-properties style:vertical-align="middle" fo:background-color="#ec9ba4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696ed" officeooo:paragraph-rsid="001696ed"/>
    </style:style>
    <style:style style:name="P2" style:family="paragraph" style:parent-style-name="Standard">
      <style:text-properties officeooo:rsid="00175b86" officeooo:paragraph-rsid="00175b86"/>
    </style:style>
    <style:style style:name="P3" style:family="paragraph" style:parent-style-name="Standard">
      <style:paragraph-properties fo:text-align="center" style:justify-single-word="false"/>
      <style:text-properties officeooo:rsid="00175b86" officeooo:paragraph-rsid="00175b86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696ed" officeooo:paragraph-rsid="001696e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75b86" officeooo:paragraph-rsid="00175b86" style:font-size-asian="15pt" style:font-weight-asian="bold" style:font-size-complex="15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/>
      </style:paragraph-properties>
      <style:text-properties fo:font-style="normal" fo:font-weight="normal" officeooo:rsid="00753aea" officeooo:paragraph-rsid="00753aea" style:font-style-asian="normal" style:font-weight-asian="normal" style:font-style-complex="normal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9a72bd" officeooo:paragraph-rsid="009a72bd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fo:font-style="normal" fo:font-weight="normal" officeooo:rsid="0077ddac" officeooo:paragraph-rsid="007813fe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/>
      </style:paragraph-properties>
      <style:text-properties officeooo:paragraph-rsid="0090de5a"/>
    </style:style>
    <style:style style:name="P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style="italic" fo:font-weight="bold" officeooo:rsid="009d4241" officeooo:paragraph-rsid="009d4241" style:font-style-asian="italic" style:font-weight-asian="bold" style:font-style-complex="italic" style:font-weight-complex="bold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/>
      </style:paragraph-properties>
      <style:text-properties officeooo:rsid="0080a4b4" officeooo:paragraph-rsid="0088d811"/>
    </style:style>
    <style:style style:name="P12" style:family="paragraph" style:parent-style-name="Standard">
      <style:text-properties officeooo:rsid="001696ed" officeooo:paragraph-rsid="001696ed"/>
    </style:style>
    <style:style style:name="P1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fo:font-style="normal" fo:font-weight="normal" officeooo:rsid="00753aea" officeooo:paragraph-rsid="00753aea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/>
      </style:paragraph-properties>
      <style:text-properties fo:font-style="normal" fo:font-weight="normal" officeooo:rsid="0077ddac" officeooo:paragraph-rsid="007813fe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8d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0de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13fe" officeooo:paragraph-rsid="00781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13fe" officeooo:paragraph-rsid="0088d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8cc1" officeooo:paragraph-rsid="0088d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8cc1" officeooo:paragraph-rsid="0090de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8f29" officeooo:paragraph-rsid="0088d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1aae" officeooo:paragraph-rsid="008f1a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1aae" officeooo:paragraph-rsid="0090de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20f33" officeooo:paragraph-rsid="00920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ec97" officeooo:paragraph-rsid="0093ec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2300" officeooo:paragraph-rsid="009523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783d8" officeooo:paragraph-rsid="009783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5709" officeooo:paragraph-rsid="00995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88d81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90de5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7813fe" officeooo:paragraph-rsid="007813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7813fe" officeooo:paragraph-rsid="0088d81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7813fe" officeooo:paragraph-rsid="0090de5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italic" style:text-underline-style="none" style:font-style-asian="italic" style:font-style-complex="italic"/>
    </style:style>
    <style:style style:name="T6" style:family="text">
      <style:text-properties style:text-position="sub 58%" officeooo:rsid="007813fe"/>
    </style:style>
    <style:style style:name="T7" style:family="text">
      <style:text-properties style:text-position="sub 58%" officeooo:rsid="007f5f96"/>
    </style:style>
    <style:style style:name="T8" style:family="text">
      <style:text-properties style:text-position="sub 58%" officeooo:rsid="0090de5a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706f0f"/>
    </style:style>
    <style:style style:name="T11" style:family="text">
      <style:text-properties officeooo:rsid="007813fe"/>
    </style:style>
    <style:style style:name="T12" style:family="text">
      <style:text-properties officeooo:rsid="007f8cc1"/>
    </style:style>
    <style:style style:name="T13" style:family="text">
      <style:text-properties officeooo:rsid="008c46af"/>
    </style:style>
    <style:style style:name="T14" style:family="text">
      <style:text-properties officeooo:rsid="008e0367"/>
    </style:style>
    <style:style style:name="T15" style:family="text">
      <style:text-properties officeooo:rsid="00920f33"/>
    </style:style>
    <style:style style:name="T16" style:family="text">
      <style:text-properties officeooo:rsid="00963b4f"/>
    </style:style>
    <style:style style:name="T17" style:family="text">
      <style:text-properties officeooo:rsid="00995709"/>
    </style:style>
    <style:style style:name="T18" style:family="text">
      <style:text-properties officeooo:rsid="009af22b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Лобань Г.М., ПА-18-2</text:p>
      <text:p text:style-name="P1">Знайти розв’язок задачі лінійного програмування в <text:span text:style-name="T10">загальній</text:span> формі симплекс-методом</text:p>
      <text:p text:style-name="P12"/>
      <text:p text:style-name="P5">Варіант 26</text:p>
      <text:p text:style-name="P2"/>
      <text:p text:style-name="P3"><draw:frame draw:style-name="fr1" draw:name="Об'єкт2" text:anchor-type="as-char" svg:y="-0.339in" svg:width="1.4217in" svg:height="0.642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6">Приводимо систему обмежень до канонічного вигляду</text:p>
      <text:p text:style-name="P13"><draw:frame draw:style-name="fr2" draw:name="Об'єкт1" text:anchor-type="as-char" svg:y="-0.4717in" svg:width="2.2807in" svg:height="0.907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>Оберемо змінні <text:span text:style-name="T1">x</text:span><text:span text:style-name="T4">3</text:span>, <text:span text:style-name="T1">x</text:span><text:span text:style-name="T4">4</text:span> за базисні, а <text:span text:style-name="T2">x</text:span><text:span text:style-name="T5">1</text:span>, <text:span text:style-name="T1">x</text:span><text:span text:style-name="T4">2</text:span> — за небазисні. <text:span text:style-name="T11">Цільова функція вже виражена через небазисні змінні. Йдемо далі, виразимо базисні через небазисні.</text:span></text:p>
      <text:p text:style-name="P14"><draw:frame draw:style-name="fr2" draw:name="Об'єкт3" text:anchor-type="as-char" svg:y="-0.3563in" svg:width="2.2807in" svg:height="0.699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span text:style-name="T11">Складаємо симплекс-таблицю: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A" table:number-columns-repeated="2"/>
        <table:table-row>
          <table:table-cell table:style-name="Таблиця1.A1" office:value-type="string">
            <text:p text:style-name="P30"/>
          </table:table-cell>
          <table:table-cell table:style-name="Таблиця1.A1" office:value-type="string">
            <text:p text:style-name="P30">-<text:span text:style-name="T11">x</text:span><text:span text:style-name="T6">1</text:span></text:p>
          </table:table-cell>
          <table:table-cell table:style-name="Таблиця1.C1" office:value-type="string">
            <text:p text:style-name="P30">-<text:span text:style-name="T11">x</text:span><text:span text:style-name="T6">2</text:span></text:p>
          </table:table-cell>
          <table:table-cell table:style-name="Таблиця1.D1" office:value-type="string">
            <text:p text:style-name="P30"/>
          </table:table-cell>
        </table:table-row>
        <table:table-row>
          <table:table-cell table:style-name="Таблиця1.A2" office:value-type="string">
            <text:p text:style-name="P30"><text:span text:style-name="T11">x</text:span><text:span text:style-name="T6">3</text:span></text:p>
          </table:table-cell>
          <table:table-cell table:style-name="Таблиця1.A2" office:value-type="string">
            <text:p text:style-name="P18">10</text:p>
          </table:table-cell>
          <table:table-cell table:style-name="Таблиця1.C2" office:value-type="string">
            <text:p text:style-name="P18">-2</text:p>
          </table:table-cell>
          <table:table-cell table:style-name="Таблиця1.D2" office:value-type="string">
            <text:p text:style-name="P18">10</text:p>
          </table:table-cell>
        </table:table-row>
        <table:table-row>
          <table:table-cell table:style-name="Таблиця1.A3" office:value-type="string">
            <text:p text:style-name="P33">x<text:span text:style-name="T3">4</text:span></text:p>
          </table:table-cell>
          <table:table-cell table:style-name="Таблиця1.A3" office:value-type="string">
            <text:p text:style-name="P18">-4</text:p>
          </table:table-cell>
          <table:table-cell table:style-name="Таблиця1.C3" office:value-type="string">
            <text:p text:style-name="P15">-<text:span text:style-name="T11">3</text:span></text:p>
          </table:table-cell>
          <table:table-cell table:style-name="Таблиця1.D3" office:value-type="string">
            <text:p text:style-name="P15">-<text:span text:style-name="T11">12</text:span></text:p>
          </table:table-cell>
        </table:table-row>
        <table:table-row>
          <table:table-cell table:style-name="Таблиця1.A2" office:value-type="string">
            <text:p text:style-name="P30"/>
          </table:table-cell>
          <table:table-cell table:style-name="Таблиця1.A2" office:value-type="string">
            <text:p text:style-name="P15">-<text:span text:style-name="T11">3</text:span></text:p>
          </table:table-cell>
          <table:table-cell table:style-name="Таблиця1.C2" office:value-type="string">
            <text:p text:style-name="P15">-<text:span text:style-name="T11">3</text:span></text:p>
          </table:table-cell>
          <table:table-cell table:style-name="Таблиця1.D2" office:value-type="string">
            <text:p text:style-name="P18">0</text:p>
          </table:table-cell>
        </table:table-row>
      </table:table>
      <text:p text:style-name="P11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A" table:number-columns-repeated="2"/>
        <table:table-row>
          <table:table-cell table:style-name="Таблиця2.A1" office:value-type="string">
            <text:p text:style-name="P31"/>
          </table:table-cell>
          <table:table-cell table:style-name="Таблиця2.A1" office:value-type="string">
            <text:p text:style-name="P31">-<text:span text:style-name="T11">x</text:span><text:span text:style-name="T6">1</text:span></text:p>
          </table:table-cell>
          <table:table-cell table:style-name="Таблиця2.C1" office:value-type="string">
            <text:p text:style-name="P31">-<text:span text:style-name="T11">x</text:span><text:span text:style-name="T7">4</text:span></text:p>
          </table:table-cell>
          <table:table-cell table:style-name="Таблиця2.D1" office:value-type="string">
            <text:p text:style-name="P31"/>
          </table:table-cell>
        </table:table-row>
        <table:table-row>
          <table:table-cell table:style-name="Таблиця2.A2" office:value-type="string">
            <text:p text:style-name="P31"><text:span text:style-name="T11">x</text:span><text:span text:style-name="T6">3</text:span></text:p>
          </table:table-cell>
          <table:table-cell table:style-name="Таблиця2.A2" office:value-type="string">
            <text:p text:style-name="P22"><text:span text:style-name="T13">22</text:span>/3</text:p>
          </table:table-cell>
          <table:table-cell table:style-name="Таблиця2.C2" office:value-type="string">
            <text:p text:style-name="P19">-2/<text:span text:style-name="T12">3</text:span></text:p>
          </table:table-cell>
          <table:table-cell table:style-name="Таблиця2.D2" office:value-type="string">
            <text:p text:style-name="P22">-<text:span text:style-name="T14">18</text:span></text:p>
          </table:table-cell>
        </table:table-row>
        <table:table-row>
          <table:table-cell table:style-name="Таблиця2.A3" office:value-type="string">
            <text:p text:style-name="P34">x<text:span text:style-name="T7">2</text:span></text:p>
          </table:table-cell>
          <table:table-cell table:style-name="Таблиця2.A3" office:value-type="string">
            <text:p text:style-name="P19">4/<text:span text:style-name="T12">3</text:span></text:p>
          </table:table-cell>
          <table:table-cell table:style-name="Таблиця2.C3" office:value-type="string">
            <text:p text:style-name="P20">1</text:p>
          </table:table-cell>
          <table:table-cell table:style-name="Таблиця2.D3" office:value-type="string">
            <text:p text:style-name="P20">4</text:p>
          </table:table-cell>
        </table:table-row>
        <table:table-row>
          <table:table-cell table:style-name="Таблиця2.A3" office:value-type="string">
            <text:p text:style-name="P31"/>
          </table:table-cell>
          <table:table-cell table:style-name="Таблиця2.A3" office:value-type="string">
            <text:p text:style-name="P23">1</text:p>
          </table:table-cell>
          <table:table-cell table:style-name="Таблиця2.C3" office:value-type="string">
            <text:p text:style-name="P16">-<text:span text:style-name="T12">1</text:span></text:p>
          </table:table-cell>
          <table:table-cell table:style-name="Таблиця2.D3" office:value-type="string">
            <text:p text:style-name="P23">12</text:p>
          </table:table-cell>
        </table:table-row>
      </table:table>
      <text:p text:style-name="P9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A" table:number-columns-repeated="2"/>
        <table:table-row>
          <table:table-cell table:style-name="Таблиця3.A1" office:value-type="string">
            <text:p text:style-name="P32"/>
          </table:table-cell>
          <table:table-cell table:style-name="Таблиця3.A1" office:value-type="string">
            <text:p text:style-name="P32">-<text:span text:style-name="T11">x</text:span><text:span text:style-name="T6">1</text:span></text:p>
          </table:table-cell>
          <table:table-cell table:style-name="Таблиця3.A1" office:value-type="string">
            <text:p text:style-name="P32">-<text:span text:style-name="T11">x</text:span><text:span text:style-name="T8">3</text:span></text:p>
          </table:table-cell>
          <table:table-cell table:style-name="Таблиця3.D1" office:value-type="string">
            <text:p text:style-name="P32"/>
          </table:table-cell>
        </table:table-row>
        <table:table-row>
          <table:table-cell table:style-name="Таблиця3.A2" office:value-type="string">
            <text:p text:style-name="P32"><text:span text:style-name="T11">x</text:span><text:span text:style-name="T8">4</text:span></text:p>
          </table:table-cell>
          <table:table-cell table:style-name="Таблиця3.A2" office:value-type="string">
            <text:p text:style-name="P27">-11</text:p>
          </table:table-cell>
          <table:table-cell table:style-name="Таблиця3.A2" office:value-type="string">
            <text:p text:style-name="P25">1</text:p>
          </table:table-cell>
          <table:table-cell table:style-name="Таблиця3.D2" office:value-type="string">
            <text:p text:style-name="P26">27</text:p>
          </table:table-cell>
        </table:table-row>
        <table:table-row>
          <table:table-cell table:style-name="Таблиця3.A3" office:value-type="string">
            <text:p text:style-name="P35">x<text:span text:style-name="T7">2</text:span></text:p>
          </table:table-cell>
          <table:table-cell table:style-name="Таблиця3.A3" office:value-type="string">
            <text:p text:style-name="P28">37/3</text:p>
          </table:table-cell>
          <table:table-cell table:style-name="Таблиця3.A3" office:value-type="string">
            <text:p text:style-name="P25">3/2</text:p>
          </table:table-cell>
          <table:table-cell table:style-name="Таблиця3.D3" office:value-type="string">
            <text:p text:style-name="P21">-<text:span text:style-name="T17">23</text:span></text:p>
          </table:table-cell>
        </table:table-row>
        <table:table-row>
          <table:table-cell table:style-name="Таблиця3.A2" office:value-type="string">
            <text:p text:style-name="P32"/>
          </table:table-cell>
          <table:table-cell table:style-name="Таблиця3.A2" office:value-type="string">
            <text:p text:style-name="P24">-<text:span text:style-name="T16">10</text:span></text:p>
          </table:table-cell>
          <table:table-cell table:style-name="Таблиця3.A2" office:value-type="string">
            <text:p text:style-name="P17">-<text:span text:style-name="T15">3/2</text:span></text:p>
          </table:table-cell>
          <table:table-cell table:style-name="Таблиця3.D2" office:value-type="string">
            <text:p text:style-name="P29">39</text:p>
          </table:table-cell>
        </table:table-row>
      </table:table>
      <text:p text:style-name="P7">У рядку з від’ємним вільним членом немає від’ємних, отже задача не має розв’язку в силу несумісності системи <text:span text:style-name="T18">обмежень</text:span>.</text:p>
      <text:p text:style-name="P10">Відповідь: <text:span text:style-name="T9">система обмежень несумісн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6:51:52.767336337</meta:creation-date>
    <dc:date>2020-11-22T16:12:28.204777901</dc:date>
    <meta:editing-duration>PT14H57M13S</meta:editing-duration>
    <meta:editing-cycles>101</meta:editing-cycles>
    <meta:generator>LibreOffice/6.1.5.2$Linux_X86_64 LibreOffice_project/10$Build-2</meta:generator>
    <meta:document-statistic meta:table-count="3" meta:image-count="0" meta:object-count="3" meta:page-count="1" meta:paragraph-count="50" meta:word-count="107" meta:character-count="595" meta:non-whitespace-character-count="534"/>
  </office:meta>
</office:document-meta>
</file>

<file path=Object 1/content.xml><?xml version="1.0" encoding="utf-8"?>
<math xmlns="http://www.w3.org/1998/Math/MathML" display="block">
  <semantics>
    <mtable>
      <mtr>
        <mtd>
          <mrow>
            <mi>z</mi>
            <mrow>
              <mrow>
                <mo fence="true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row>
                <mo fence="true" stretchy="false">)</mo>
              </mrow>
              <mo stretchy="false">=</mo>
              <mn>3</mn>
            </mrow>
            <mrow>
              <msub>
                <mi>x</mi>
                <mn>1</mn>
              </msub>
              <mo stretchy="false">+</mo>
              <mn>3</mn>
            </mrow>
            <msub>
              <mi>x</mi>
              <mn>2</mn>
            </msub>
            <mo stretchy="false">→</mo>
            <mi mathvariant="italic">max</mi>
          </mrow>
        </mtd>
      </mtr>
      <mtr>
        <mtd columnalign="left">
          <mrow>
            <mo fence="true" stretchy="true">{</mo>
            <mrow>
              <mtable>
                <mtr>
                  <mtd>
                    <mrow>
                      <mn>10</mn>
                      <mrow>
                        <msub>
                          <mi>x</mi>
                          <mn>1</mn>
                        </msub>
                        <mo stretchy="false">−</mo>
                        <mn>2</mn>
                      </mrow>
                      <mrow>
                        <mrow>
                          <msub>
                            <mi>x</mi>
                            <mn>2</mn>
                          </msub>
                          <mo stretchy="false">+</mo>
                          <msub>
                            <mi>x</mi>
                            <mn>3</mn>
                          </msub>
                        </mrow>
                        <mo stretchy="false">=</mo>
                        <mn>10,</mn>
                      </mrow>
                    </mrow>
                  </mtd>
                </mtr>
                <mtr>
                  <mtd>
                    <mrow>
                      <mn>4</mn>
                      <mrow>
                        <msub>
                          <mi>x</mi>
                          <mn>1</mn>
                        </msub>
                        <mo stretchy="false">+</mo>
                        <mn>3</mn>
                      </mrow>
                      <mrow>
                        <mrow>
                          <msub>
                            <mi>x</mi>
                            <mn>2</mn>
                          </msub>
                          <mo stretchy="false">−</mo>
                          <msub>
                            <mi>x</mi>
                            <mn>4</mn>
                          </msub>
                        </mrow>
                        <mo stretchy="false">=</mo>
                        <mn>12</mn>
                      </mrow>
                    </mrow>
                  </mtd>
                </mtr>
              </mtable>
            </mrow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≥</mo>
              <mn>0</mn>
            </mrow>
          </mrow>
        </mtd>
      </mtr>
    </mtable>
    <annotation encoding="StarMath 5.0">z( x_1 , x_2 , x_3 , x_4 ) = 3x_1 + 3x_2 rightarrow max newline alignl
left lbrace stack {
10x_1 - 2x_2 + x_3 = 10, #
4x_1 + 3x_2 - x_4 = 12
} right none newline alignc
x_1 , x_2 &gt;= 0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n>10</mn>
            <mrow>
              <msub>
                <mi>x</mi>
                <mn>1</mn>
              </msub>
              <mo stretchy="false">−</mo>
              <mn>2</mn>
            </mrow>
            <mrow>
              <msub>
                <mi>x</mi>
                <mn>2</mn>
              </msub>
              <mo stretchy="false">≤</mo>
              <mn>10,</mn>
            </mrow>
          </mrow>
        </mtd>
      </mtr>
      <mtr>
        <mtd columnalign="left">
          <mrow>
            <mn>4</mn>
            <mrow>
              <msub>
                <mi>x</mi>
                <mn>1</mn>
              </msub>
              <mo stretchy="false">+</mo>
              <mn>3</mn>
            </mrow>
            <mrow>
              <msub>
                <mi>x</mi>
                <mn>2</mn>
              </msub>
              <mo stretchy="false">≥</mo>
              <mn>12,</mn>
            </mrow>
            <mrow>
              <msub>
                <mi>x</mi>
                <mn>2</mn>
              </msub>
              <mo stretchy="false">≥</mo>
              <mn>0</mn>
            </mrow>
          </mrow>
        </mtd>
      </mtr>
      <mtr>
        <mtd columnalign="left">
          <mrow>
            <mrow>
              <mi>f</mi>
              <mo stretchy="false">=</mo>
              <mn>3</mn>
            </mrow>
            <mrow>
              <msub>
                <mi>x</mi>
                <mn>1</mn>
              </msub>
              <mo stretchy="false">+</mo>
              <mn>3</mn>
            </mrow>
            <msub>
              <mi>x</mi>
              <mn>2</mn>
            </msub>
          </mrow>
        </mtd>
      </mtr>
    </mtable>
    <annotation encoding="StarMath 5.0">alignl

10x_1 - 2x_2 &lt;= 10,  newline alignl
4x_1 + 3x_2 &gt;= 12, x_2&gt;=0 newline alignl
f = 3x_1 + 3x_2</annotation>
  </semantics>
</math>
</file>

<file path=Object 3/content.xml><?xml version="1.0" encoding="utf-8"?>
<math xmlns="http://www.w3.org/1998/Math/MathML" display="block">
  <semantics>
    <mtable>
      <mtr>
        <mtd>
          <mrow>
            <mi>z</mi>
            <mrow>
              <mrow>
                <mo fence="true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row>
                <mo fence="true" stretchy="false">)</mo>
              </mrow>
              <mo stretchy="false">=</mo>
              <mn>3</mn>
            </mrow>
            <mrow>
              <msub>
                <mi>x</mi>
                <mn>1</mn>
              </msub>
              <mo stretchy="false">+</mo>
              <mn>3</mn>
            </mrow>
            <msub>
              <mi>x</mi>
              <mn>2</mn>
            </msub>
            <mo stretchy="false">→</mo>
            <mi mathvariant="italic">max</mi>
          </mrow>
        </mtd>
      </mtr>
      <mtr>
        <mtd columnalign="left">
          <mrow>
            <mo fence="true" stretchy="true">{</mo>
            <mrow>
              <mtable>
                <mtr>
                  <mtd>
                    <mrow>
                      <msub>
                        <mi>x</mi>
                        <mn>3</mn>
                      </msub>
                      <mo stretchy="false">=</mo>
                      <mrow>
                        <mn>10</mn>
                        <mo stretchy="false">−</mo>
                        <mrow>
                          <mo fence="true" stretchy="false">(</mo>
                          <mrow>
                            <mrow>
                              <mn>10</mn>
                              <mrow>
                                <msub>
                                  <mi>x</mi>
                                  <mn>1</mn>
                                </msub>
                                <mo stretchy="false">−</mo>
                                <mn>2</mn>
                              </mrow>
                              <msub>
                                <mi>x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td>
                </mtr>
                <mtr>
                  <mtd>
                    <mrow>
                      <msub>
                        <mi>x</mi>
                        <mn>4</mn>
                      </msub>
                      <mo stretchy="false">=</mo>
                      <mrow>
                        <mrow>
                          <mo stretchy="false">−</mo>
                          <mn>12</mn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4</mn>
                              </mrow>
                              <mrow>
                                <msub>
                                  <mi>x</mi>
                                  <mn>1</mn>
                                </msub>
                                <mo stretchy="false">−</mo>
                                <mn>3</mn>
                              </mrow>
                              <msub>
                                <mi>x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td>
                </mtr>
              </mtable>
            </mrow>
          </mrow>
        </mtd>
      </mtr>
    </mtable>
    <annotation encoding="StarMath 5.0">z ( x_1 ,x_2 , x_3 , x_4 ) = 3x_1 + 3x_2 rightarrow max newline alignl
left lbrace stack{
x_3 = 10 - ( 10x_1 - 2x_2 ) #
x_4 = -12 - ( -4x_1 - 3x_2 )
} right none</annotation>
  </semantics>
</math>
</file>